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1" fo:font-size="16pt" officeooo:paragraph-rsid="0015f8b2" style:font-size-asian="16pt" style:font-size-complex="16pt"/>
    </style:style>
    <style:style style:name="P2" style:family="paragraph" style:parent-style-name="Standard">
      <style:paragraph-properties fo:text-align="end" style:justify-single-word="false"/>
      <style:text-properties style:font-name="Arial1" fo:font-size="12pt" officeooo:paragraph-rsid="0015f8b2" style:font-size-asian="12pt" style:font-size-complex="12pt"/>
    </style:style>
    <style:style style:name="P3" style:family="paragraph" style:parent-style-name="Standard">
      <style:paragraph-properties fo:text-align="justify" style:justify-single-word="false"/>
      <style:text-properties style:font-name="Arial1" fo:font-size="12pt" officeooo:paragraph-rsid="0015f8b2" style:font-size-asian="12pt" style:font-size-complex="12pt"/>
    </style:style>
    <style:style style:name="P4" style:family="paragraph" style:parent-style-name="Text_20_body">
      <style:paragraph-properties fo:text-align="justify" style:justify-single-word="false"/>
      <style:text-properties style:font-name="Arial1" fo:font-size="12pt" style:font-size-asian="12pt" style:font-size-complex="12pt"/>
    </style:style>
    <style:style style:name="P5" style:family="paragraph" style:parent-style-name="Heading_20_1">
      <style:paragraph-properties fo:margin-top="0cm" fo:margin-bottom="0.247cm" style:contextual-spacing="false" fo:line-height="115%" fo:text-align="justify" style:justify-single-word="false"/>
      <style:text-properties style:font-name="Arial1" fo:font-size="12pt" style:font-size-asian="12pt" style:font-size-complex="12pt"/>
    </style:style>
    <style:style style:name="P6" style:family="paragraph" style:parent-style-name="Text_20_body">
      <style:paragraph-properties fo:text-align="justify" style:justify-single-word="false"/>
    </style:style>
    <style:style style:name="P7" style:family="paragraph" style:parent-style-name="Text_20_body" style:list-style-name="L1">
      <style:paragraph-properties fo:text-align="justify" style:justify-single-word="false"/>
      <style:text-properties style:font-name="Arial1" fo:font-size="12pt" style:font-size-asian="12pt" style:font-size-complex="12pt"/>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2">
      <style:paragraph-properties fo:text-align="justify" style:justify-single-word="false"/>
      <style:text-properties style:font-name="Arial1" fo:font-size="12pt" style:font-size-asian="12pt" style:font-size-complex="12pt"/>
    </style:style>
    <style:style style:name="P10" style:family="paragraph" style:parent-style-name="Text_20_body" style:list-style-name="L2">
      <style:paragraph-properties fo:text-align="justify" style:justify-single-word="false"/>
      <style:text-properties style:font-name="Arial1" fo:font-size="12pt" officeooo:paragraph-rsid="0015f8b2" style:font-size-asian="12pt" style:font-size-complex="12pt"/>
    </style:style>
    <style:style style:name="P11" style:family="paragraph" style:parent-style-name="Text_20_body">
      <style:paragraph-properties fo:text-align="justify" style:justify-single-word="false"/>
      <style:text-properties officeooo:paragraph-rsid="0015f8b2"/>
    </style:style>
    <style:style style:name="P12" style:family="paragraph" style:parent-style-name="Text_20_body" style:list-style-name="L3">
      <style:paragraph-properties fo:text-align="justify" style:justify-single-word="false"/>
    </style:style>
    <style:style style:name="P13" style:family="paragraph" style:parent-style-name="Text_20_body" style:list-style-name="L4">
      <style:paragraph-properties fo:text-align="justify" style:justify-single-word="false"/>
    </style:style>
    <style:style style:name="P14" style:family="paragraph" style:parent-style-name="Text_20_body" style:list-style-name="L5">
      <style:paragraph-properties fo:text-align="justify" style:justify-single-word="false"/>
    </style:style>
    <style:style style:name="P15" style:family="paragraph" style:parent-style-name="Text_20_body" style:list-style-name="L6">
      <style:paragraph-properties fo:text-align="justify" style:justify-single-word="false"/>
    </style:style>
    <style:style style:name="P16" style:family="paragraph" style:parent-style-name="Text_20_body" style:list-style-name="L7">
      <style:paragraph-properties fo:text-align="justify" style:justify-single-word="false"/>
      <style:text-properties style:font-name="Arial1" fo:font-size="12pt" style:font-size-asian="12pt" style:font-size-complex="12pt"/>
    </style:style>
    <style:style style:name="P17" style:family="paragraph" style:parent-style-name="Text_20_body" style:list-style-name="L8">
      <style:paragraph-properties fo:text-align="justify" style:justify-single-word="false"/>
      <style:text-properties style:font-name="Arial1" fo:font-size="12pt" style:font-size-asian="12pt" style:font-size-complex="12pt"/>
    </style:style>
    <style:style style:name="P18" style:family="paragraph" style:parent-style-name="Text_20_body" style:list-style-name="L9">
      <style:paragraph-properties fo:text-align="justify" style:justify-single-word="false"/>
    </style:style>
    <style:style style:name="P19" style:family="paragraph" style:parent-style-name="Heading_20_2">
      <style:paragraph-properties fo:margin-top="0cm" fo:margin-bottom="0.247cm" style:contextual-spacing="false" fo:line-height="115%" fo:text-align="justify" style:justify-single-word="false"/>
      <style:text-properties style:font-name="Arial1" fo:font-size="12pt" style:font-size-asian="12pt" style:font-size-complex="12pt"/>
    </style:style>
    <style:style style:name="P20" style:family="paragraph" style:parent-style-name="Text_20_body">
      <style:text-properties style:font-name="Arial1" fo:font-size="12pt" style:font-size-asian="12pt" style:font-size-complex="12pt"/>
    </style:style>
    <style:style style:name="P21" style:family="paragraph" style:parent-style-name="Standard">
      <style:text-properties style:font-name="Arial1" fo:font-size="12pt" style:font-size-asian="12pt" style:font-size-complex="12pt"/>
    </style:style>
    <style:style style:name="T1" style:family="text">
      <style:text-properties fo:font-weight="bold" style:font-weight-asian="bold" style:font-weight-complex="bold"/>
    </style:style>
    <style:style style:name="T2" style:family="text">
      <style:text-properties style:font-name="Arial1" fo:font-size="12pt" style:font-size-asian="12pt" style:font-size-complex="12pt"/>
    </style:style>
    <style:style style:name="T3" style:family="text">
      <style:text-properties style:font-name="Arial1" fo:font-size="12pt" officeooo:rsid="0015f8b2" style:font-size-asian="12pt" style:font-size-complex="12pt"/>
    </style:style>
    <style:style style:name="T4" style:family="text">
      <style:text-properties style:font-name="Arial1" officeooo:rsid="0015f8b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OH: um algoritmo de ordenação híbrido baseado em quicksort 3-way, heapsort e insertion sort </text:p>
      <text:p text:style-name="P2"><text:line-break/>João Gabriel Miranda Queiroz; <text:line-break/>Maria Eduarda Gomes </text:p>
      <text:p text:style-name="P2"/>
      <text:p text:style-name="P2"/>
      <text:p text:style-name="P3"><text:line-break/><text:span text:style-name="T1">Resumo</text:span></text:p>
      <text:p text:style-name="P3"/>
      <text:p text:style-name="P4">Propomos um algoritmo de ordenação híbrido (AOH) que combina quicksort com partição 3-way e pivô mediana-de-três, com fallback para heapsort quando a profundidade recursiva excede um limite (idéia de introsort), além de usar insertion sort para subproblemas pequenos e para vetores “quase ordenados” detectados por amostragem. Comparamos o AOH a bubble sort e quicksort em três condições de entrada (crescente, decrescente e aleatória), medindo tempo, comparações e trocas. Em vetores crescentes, o AOH se beneficia do insertion e apresenta tempos mínimos. Em entradas aleatórias, realiza menos comparações e é mais rápido que o quicksort avaliado. Em decrescente, permanece competitivo e, por projeto, evita degradação de pior caso.<text:line-break/><text:span text:style-name="T1"><text:line-break/>Introdução</text:span></text:p>
      <text:p text:style-name="P4">A análise assintótica explica tendências de custo, mas a avaliação experimental evidencia diferenças de implementação, heurísticas e constantes. Algoritmos híbridos exploram essa ideia, combinando estratégias que funcionam bem em diferentes cenários. Este trabalho apresenta e avalia o AOH, justificando suas escolhas e comparando-o com algoritmos clássicos.</text:p>
      <text:h text:style-name="P5" text:outline-level="1">Metodologia</text:h>
      <text:p text:style-name="P6"><text:span text:style-name="Strong_20_Emphasis"><text:span text:style-name="T2">Ambiente de execução.</text:span></text:span></text:p>
      <text:list text:style-name="L1">
        <text:list-item>
          <text:p text:style-name="P7">Sistema operacional: Windows</text:p>
        </text:list-item>
        <text:list-item>
          <text:p text:style-name="P7">CPU: AMD Ryzen 5 5600G</text:p>
        </text:list-item>
        <text:list-item>
          <text:p text:style-name="P7">Memória RAM: 16 GB @ 3600 MHz</text:p>
        </text:list-item>
        <text:list-item>
          <text:p text:style-name="P8"><text:span text:style-name="T2">Ferramentas: VS Code; compilador </text:span><text:span text:style-name="Source_20_Text"><text:span text:style-name="T2">gcc</text:span></text:span><text:span text:style-name="T2"> (C11, </text:span><text:span text:style-name="Source_20_Text"><text:span text:style-name="T2">-O2</text:span></text:span><text:span text:style-name="T2">); Python 3 apenas para geração opcional de gráficos</text:span></text:p>
        </text:list-item>
        <text:list-item>
          <text:p text:style-name="P8"><text:span text:style-name="T2">Medição de tempo: </text:span><text:span text:style-name="Source_20_Text"><text:span text:style-name="T2">QueryPerformanceCounter</text:span></text:span><text:span text:style-name="T2"> (alta resolução)</text:span></text:p>
        </text:list-item>
      </text:list>
      <text:p text:style-name="P6"><text:span text:style-name="Strong_20_Emphasis"><text:span text:style-name="T2">Entrada e procedimentos.</text:span></text:span></text:p>
      <text:list text:style-name="L2">
        <text:list-item>
          <text:p text:style-name="P9">Condições de teste: vetor crescente, vetor decrescente e vetor aleatório.</text:p>
        </text:list-item>
        <text:list-item>
          <text:p text:style-name="P9">Tamanhos: 100; 1 000; 5 000; 30 000; 50 000; 100 000; 150 000; 200 000.</text:p>
        </text:list-item>
        <text:list-item>
          <text:p text:style-name="P9">Para cada combinação (algoritmo, condição, tamanho): 3 repetições; os valores reportados são as médias.</text:p>
        </text:list-item>
        <text:list-item>
          <text:p text:style-name="P9">Métricas: tempo (s), quantidade de comparações e de trocas. A corretude é verificada garantindo vetor final não decrescente.</text:p>
        </text:list-item>
        <text:list-item>
          <text:p text:style-name="P10"><text:soft-page-break/>Implementação em C. “Trocas” contam apenas swaps reais (shifts do insertion não incrementam trocas, para manter comparabilidade com bubble/quick).</text:p>
        </text:list-item>
      </text:list>
      <text:p text:style-name="P11"><text:span text:style-name="Strong_20_Emphasis"><text:span text:style-name="T2">Algoritmos avaliados</text:span></text:span></text:p>
      <text:p text:style-name="P6"><text:span text:style-name="Strong_20_Emphasis"><text:span text:style-name="T2">Bubble sort.</text:span></text:span><text:span text:style-name="T2"> Implementação clássica com parada antecipada quando não há trocas. Melhor caso </text:span><text:span text:style-name="Source_20_Text"><text:span text:style-name="T2">O(n)</text:span></text:span><text:span text:style-name="T2"> (vetor já ordenado), caso médio e pior </text:span><text:span text:style-name="Source_20_Text"><text:span text:style-name="T2">O(n²)</text:span></text:span><text:span text:style-name="T2">.</text:span></text:p>
      <text:p text:style-name="P6"><text:span text:style-name="Strong_20_Emphasis"><text:span text:style-name="T2">Quicksort (Hoare + pivô central).</text:span></text:span><text:span text:style-name="T2"> Particiona com o esquema de Hoare e usa o elemento central como pivô. Na prática evita piores casos comuns; caso médio </text:span><text:span text:style-name="Source_20_Text"><text:span text:style-name="T2">O(n log n)</text:span></text:span><text:span text:style-name="T2">.</text:span></text:p>
      <text:p text:style-name="P6"><text:span text:style-name="Strong_20_Emphasis"><text:span text:style-name="T2">AOH (proposto).</text:span></text:span></text:p>
      <text:list text:style-name="L3">
        <text:list-item>
          <text:p text:style-name="P12"><text:span text:style-name="Strong_20_Emphasis"><text:span text:style-name="T2">Quicksort 3-way</text:span></text:span><text:span text:style-name="T2"> (Dutch National Flag) com </text:span><text:span text:style-name="Strong_20_Emphasis"><text:span text:style-name="T2">pivô mediana-de-três</text:span></text:span><text:span text:style-name="T2"> para lidar com elementos repetidos e reduzir chance de pivô ruim.</text:span></text:p>
        </text:list-item>
        <text:list-item>
          <text:p text:style-name="P12"><text:span text:style-name="Strong_20_Emphasis"><text:span text:style-name="T2">Introspecção por limite de profundidade:</text:span></text:span><text:span text:style-name="T2"> quando a profundidade excede </text:span><text:span text:style-name="Source_20_Text"><text:span text:style-name="T2">2*⌊log2 n⌋</text:span></text:span><text:span text:style-name="T2">, cai para </text:span><text:span text:style-name="Strong_20_Emphasis"><text:span text:style-name="T2">heapsort</text:span></text:span><text:span text:style-name="T2"> no subvetor, garantindo </text:span><text:span text:style-name="Source_20_Text"><text:span text:style-name="T2">O(n log n)</text:span></text:span><text:span text:style-name="T2"> no pior caso.</text:span></text:p>
        </text:list-item>
        <text:list-item>
          <text:p text:style-name="P12"><text:span text:style-name="Strong_20_Emphasis"><text:span text:style-name="T2">Insertion sort</text:span></text:span><text:span text:style-name="T2"> para </text:span><text:span text:style-name="Strong_20_Emphasis"><text:span text:style-name="T2">subvetores pequenos</text:span></text:span><text:span text:style-name="T2"> (limiar </text:span><text:span text:style-name="Source_20_Text"><text:span text:style-name="T2">t = 32</text:span></text:span><text:span text:style-name="T2">) e para </text:span><text:span text:style-name="Strong_20_Emphasis"><text:span text:style-name="T2">vetores quase ordenados</text:span></text:span><text:span text:style-name="T2"> detectados por amostragem de até 256 pares adjacentes (limiar de 85% em ordem).<text:line-break/></text:span><text:span text:style-name="Strong_20_Emphasis"><text:span text:style-name="T2">Complexidade:</text:span></text:span><text:span text:style-name="T2"> pior caso </text:span><text:span text:style-name="Source_20_Text"><text:span text:style-name="T2">O(n log n)</text:span></text:span><text:span text:style-name="T2"> (pelo fallback), caso médio </text:span><text:span text:style-name="Source_20_Text"><text:span text:style-name="T2">O(n log n)</text:span></text:span><text:span text:style-name="T2"> com boas constantes; em quase ordenados, próximo de </text:span><text:span text:style-name="Source_20_Text"><text:span text:style-name="T2">O(n)</text:span></text:span><text:span text:style-name="T2"> pelo insertion.</text:span></text:p>
        </text:list-item>
      </text:list>
      <text:p text:style-name="P4"/>
      <text:h text:style-name="P5" text:outline-level="1">Resultados e discussão</text:h>
      <text:p text:style-name="P4">A seguir, resumimos os achados mais relevantes a partir das médias de 3 execuções por caso.</text:p>
      <text:p text:style-name="P6"><text:span text:style-name="Strong_20_Emphasis"><text:span text:style-name="T2">Crescente.</text:span></text:span></text:p>
      <text:list text:style-name="L4">
        <text:list-item>
          <text:p text:style-name="P13"><text:span text:style-name="Emphasis"><text:span text:style-name="T2">Bubble:</text:span></text:span><text:span text:style-name="T2"> </text:span><text:span text:style-name="Source_20_Text"><text:span text:style-name="T2">O(n)</text:span></text:span><text:span text:style-name="T2"> em comparações (≈ n−1) e sem trocas, tempo baixo.</text:span></text:p>
        </text:list-item>
        <text:list-item>
          <text:p text:style-name="P13"><text:span text:style-name="Emphasis"><text:span text:style-name="T2">Quick:</text:span></text:span><text:span text:style-name="T2"> realiza mais comparações que o insertion; tempo acima do AOH.</text:span></text:p>
        </text:list-item>
        <text:list-item>
          <text:p text:style-name="P13"><text:span text:style-name="Emphasis"><text:span text:style-name="T2">AOH:</text:span></text:span><text:span text:style-name="T2"> o detector identifica quase-ordem e aplica insertion. Para </text:span><text:span text:style-name="Source_20_Text"><text:span text:style-name="T2">n = 200 000</text:span></text:span><text:span text:style-name="T2">, foram ≈ 200 255 comparações, 0 trocas e ~0,000142 s — desempenho mínimo entre os avaliados.<text:line-break/></text:span><text:span text:style-name="Strong_20_Emphasis"><text:span text:style-name="T2">Conclusão parcial:</text:span></text:span><text:span text:style-name="T2"> o AOH domina em vetores já ordenados graças ao insertion, com overhead desprezível do detector (≈ 256 comparações).</text:span></text:p>
        </text:list-item>
      </text:list>
      <text:p text:style-name="P6"><text:span text:style-name="Strong_20_Emphasis"><text:span text:style-name="T2">Aleatória.</text:span></text:span></text:p>
      <text:list text:style-name="L5">
        <text:list-item>
          <text:p text:style-name="P14"><text:span text:style-name="Emphasis"><text:span text:style-name="T2">Quick:</text:span></text:span><text:span text:style-name="T2"> para </text:span><text:span text:style-name="Source_20_Text"><text:span text:style-name="T2">n = 200 000</text:span></text:span><text:span text:style-name="T2">, ≈ 4,82 milhões de comparações; tempo ≈ 0,0102 s.</text:span></text:p>
        </text:list-item>
        <text:list-item>
          <text:p text:style-name="P14"><text:span text:style-name="Emphasis"><text:span text:style-name="T2">AOH:</text:span></text:span><text:span text:style-name="T2"> ≈ 3,60 milhões de comparações; tempo ≈ 0,00953 s no mesmo </text:span><text:span text:style-name="Source_20_Text"><text:span text:style-name="T2">n</text:span></text:span><text:span text:style-name="T2">, sistematicamente menor que o quick nos tamanhos grandes.<text:line-break/></text:span><text:span text:style-name="Strong_20_Emphasis"><text:span text:style-name="T2">Conclusão parcial:</text:span></text:span><text:span text:style-name="T2"> a combinação 3-way + limiar de insertion reduz comparações e melhora a constante de tempo.</text:span></text:p>
        </text:list-item>
      </text:list>
      <text:p text:style-name="P6"><text:span text:style-name="Strong_20_Emphasis"><text:span text:style-name="T2">Decrescente.</text:span></text:span></text:p>
      <text:list text:style-name="L6">
        <text:list-item>
          <text:p text:style-name="P15"><text:span text:style-name="Emphasis"><text:span text:style-name="T2">Quick:</text:span></text:span><text:span text:style-name="T2"> por usar pivô central + Hoare, já é robusto; mantém tempos baixos.</text:span></text:p>
        </text:list-item>
        <text:list-item>
          <text:p text:style-name="P15"><text:soft-page-break/><text:span text:style-name="Emphasis"><text:span text:style-name="T2">AOH:</text:span></text:span><text:span text:style-name="T2"> permanece competitivo; realiza mais trocas por conta da partição 3-way, mas garante robustez de pior caso via fallback para heap.<text:line-break/></text:span><text:span text:style-name="Strong_20_Emphasis"><text:span text:style-name="T2">Conclusão parcial:</text:span></text:span><text:span text:style-name="T2"> ainda que o quick seja muito forte nesse cenário específico, o AOH mantém desempenho próximo e com garantia explícita de não degradar para </text:span><text:span text:style-name="Source_20_Text"><text:span text:style-name="T2">O(n²)</text:span></text:span><text:span text:style-name="T2">.</text:span></text:p>
        </text:list-item>
      </text:list>
      <text:p text:style-name="P6"><text:span text:style-name="Strong_20_Emphasis"><text:span text:style-name="T2">Comentário sobre “trocas”.</text:span></text:span><text:span text:style-name="T2"> Mantivemos a definição de trocas como swaps reais (bubble/quick). No AOH, os movimentos do insertion (shifts e gravação final) </text:span><text:span text:style-name="Strong_20_Emphasis"><text:span text:style-name="T2">não</text:span></text:span><text:span text:style-name="T2"> foram contados como trocas para manter a comparabilidade entre os algoritmos.</text:span></text:p>
      <text:p text:style-name="P11"><text:span text:style-name="Strong_20_Emphasis"><text:span text:style-name="T2">Sugestões de gráficos para o relatório. </text:span></text:span><text:span text:style-name="Strong_20_Emphasis"><text:span text:style-name="T3">DUDA PRESTA ATENÇÃO AQUI DUDA PRESTA ATENÇÃO AQUI DUDA PRESTA ATENÇÃO AQUI DUDA PRESTA ATENÇÃO AQUI DUDA PRESTA ATENÇÃO AQUI DUDA PRESTA ATENÇÃO AQUI DUDA PRESTA ATENÇÃO AQUI DUDA PRESTA ATENÇÃO AQUI DUDA PRESTA ATENÇÃO AQUI </text:span></text:span></text:p>
      <text:list text:style-name="L7">
        <text:list-item>
          <text:p text:style-name="P16">Tempo (s) × tamanho, por condição (três gráficos ou linhas coloridas por algoritmo).</text:p>
        </text:list-item>
        <text:list-item>
          <text:p text:style-name="P16">Comparações × tamanho, por condição.</text:p>
        </text:list-item>
        <text:list-item>
          <text:p text:style-name="P16">(Opcional) Trocas × tamanho, destacando que insertion não incrementa trocas.</text:p>
        </text:list-item>
      </text:list>
      <text:p text:style-name="P11"><text:span text:style-name="Strong_20_Emphasis"><text:span text:style-name="T4">DUDA PRESTA ATENÇÃO AQUI </text:span></text:span><text:span text:style-name="Strong_20_Emphasis"><text:span text:style-name="T3">DUDA PRESTA ATENÇÃO AQUI DUDA PRESTA ATENÇÃO AQUI DUDA PRESTA ATENÇÃO AQUI DUDA PRESTA ATENÇÃO AQUI DUDA PRESTA ATENÇÃO AQUI DUDA PRESTA ATENÇÃO AQUI DUDA PRESTA ATENÇÃO AQUI DUDA PRESTA ATENÇÃO AQUI DUDA PRESTA ATENÇÃO AQUI </text:span></text:span></text:p>
      <text:h text:style-name="P5" text:outline-level="1">Conclusão</text:h>
      <text:p text:style-name="P6"><text:span text:style-name="T2">O AOH integra heurísticas consagradas: partição 3-way com mediana-de-três (bom caso médio e tolerância a repetidos), cutoff para insertion (ganhos marcantes em subproblemas e quase-ordenados) e introspecção com fallback para heapsort (garantia de pior caso </text:span><text:span text:style-name="Source_20_Text"><text:span text:style-name="T2">O(n log n)</text:span></text:span><text:span text:style-name="T2">). Os resultados mostram:</text:span></text:p>
      <text:list text:style-name="L8">
        <text:list-item>
          <text:p text:style-name="P17">vantagem clara em vetores crescentes;</text:p>
        </text:list-item>
        <text:list-item>
          <text:p text:style-name="P17">melhora consistente sobre o quicksort avaliado em entradas aleatórias (menos comparações e menor tempo);</text:p>
        </text:list-item>
        <text:list-item>
          <text:p text:style-name="P17">competitividade em decrescente, com robustez explícita a padrões adversos.</text:p>
        </text:list-item>
      </text:list>
      <text:p text:style-name="P6"><text:span text:style-name="T2">Trabalhos futuros incluem ajustar finamente o limiar do cutoff (ex.: 24–48), reduzir o custo do detector em </text:span><text:span text:style-name="Source_20_Text"><text:span text:style-name="T2">n</text:span></text:span><text:span text:style-name="T2"> muito grandes (amostra menor), explorar otimizações “branchless” e avaliar versões paralelas.</text:span></text:p>
      <text:h text:style-name="P5" text:outline-level="1">Referências</text:h>
      <text:list text:style-name="L9">
        <text:list-item>
          <text:p text:style-name="P18"><text:span text:style-name="T2">Hoare, C. A. R. </text:span><text:span text:style-name="Emphasis"><text:span text:style-name="T2">Quicksort</text:span></text:span><text:span text:style-name="T2">. The Computer Journal, 5(1):10–16, 1962.</text:span></text:p>
        </text:list-item>
        <text:list-item>
          <text:p text:style-name="P18"><text:span text:style-name="T2">Musser, D. R. </text:span><text:span text:style-name="Emphasis"><text:span text:style-name="T2">Introspective Sorting and Selection Algorithms</text:span></text:span><text:span text:style-name="T2">. Software—Practice &amp; Experience, 27(8):983–993, 1997.</text:span></text:p>
        </text:list-item>
        <text:list-item>
          <text:p text:style-name="P18"><text:span text:style-name="T2">Peters, T. </text:span><text:span text:style-name="Emphasis"><text:span text:style-name="T2">Timsort</text:span></text:span><text:span text:style-name="T2"> (PEP 450), 2002.</text:span></text:p>
        </text:list-item>
        <text:list-item>
          <text:p text:style-name="P18"><text:soft-page-break/><text:span text:style-name="T2">Cormen, T.; Leiserson, C.; Rivest, R.; Stein, C. </text:span><text:span text:style-name="Emphasis"><text:span text:style-name="T2">Introduction to Algorithms</text:span></text:span><text:span text:style-name="T2">. MIT Press, 3ª ed., 2009.</text:span></text:p>
        </text:list-item>
      </text:list>
      <text:h text:style-name="P19" text:outline-level="2"/>
      <text:p text:style-name="P20"/>
      <text:p text:style-name="P20"><text:line-break/><text:line-break/></text:p>
      <text:p text:style-name="P21"><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9T19:31:58.839317700</meta:creation-date>
    <dc:date>2025-09-29T19:41:50.243731700</dc:date>
    <meta:editing-duration>PT9M53S</meta:editing-duration>
    <meta:editing-cycles>1</meta:editing-cycles>
    <meta:generator>LibreOffice/25.2.5.2$Windows_X86_64 LibreOffice_project/03d19516eb2e1dd5d4ccd751a0d6f35f35e08022</meta:generator>
    <meta:document-statistic meta:table-count="0" meta:image-count="0" meta:object-count="0" meta:page-count="4" meta:paragraph-count="56" meta:word-count="976" meta:character-count="6277" meta:non-whitespace-character-count="5380"/>
  </office:meta>
</office:document-meta>
</file>